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Times new Roman" svg:font-family="'Times new Roman'"/>
    <style:font-face style:name="arial" svg:font-family="arial"/>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officeooo:paragraph-rsid="001b6aa6"/>
    </style:style>
    <style:style style:name="P2" style:family="paragraph" style:parent-style-name="Text_20_body">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officeooo:paragraph-rsid="001b6aa6"/>
    </style:style>
    <style:style style:name="P3" style:family="paragraph" style:parent-style-name="Text_20_body">
      <style:text-properties officeooo:paragraph-rsid="001b6aa6"/>
    </style:style>
    <style:style style:name="P4" style:family="paragraph" style:parent-style-name="Preformatted_20_Text">
      <style:text-properties officeooo:paragraph-rsid="001b6aa6"/>
    </style:style>
    <style:style style:name="P5" style:family="paragraph" style:parent-style-name="Standard">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fo:font-weight="bold" officeooo:paragraph-rsid="001b6aa6" style:font-weight-asian="bold" style:font-weight-complex="bold"/>
    </style:style>
    <style:style style:name="P6" style:family="paragraph" style:parent-style-name="Standard">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officeooo:paragraph-rsid="001b6aa6"/>
    </style:style>
    <style:style style:name="P7" style:family="paragraph" style:parent-style-name="Standard">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officeooo:paragraph-rsid="0026b10e"/>
    </style:style>
    <style:style style:name="P8" style:family="paragraph" style:parent-style-name="Standard">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1b6aa6" style:font-weight-asian="bold" style:font-weight-complex="bold"/>
    </style:style>
    <style:style style:name="P9" style:family="paragraph" style:parent-style-name="Standard">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1b6aa6"/>
    </style:style>
    <style:style style:name="P10" style:family="paragraph" style:parent-style-name="Standard">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20297e" style:font-weight-asian="normal" style:font-weight-complex="normal"/>
    </style:style>
    <style:style style:name="P11" style:family="paragraph" style:parent-style-name="Standard">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fo:font-variant="normal" fo:text-transform="none" fo:color="#000000" style:font-name="Times New Roman" fo:font-size="12.75pt" fo:letter-spacing="normal" fo:font-style="normal" fo:font-weight="normal" officeooo:paragraph-rsid="001b6aa6" style:font-weight-asian="bold" style:font-weight-complex="bold"/>
    </style:style>
    <style:style style:name="P12" style:family="paragraph" style:parent-style-name="Text_20_body">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fo:font-weight="bold" officeooo:paragraph-rsid="001b6aa6" style:font-weight-asian="bold" style:font-weight-complex="bold"/>
    </style:style>
    <style:style style:name="P13" style:family="paragraph" style:parent-style-name="Text_20_body">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officeooo:paragraph-rsid="001b6aa6"/>
    </style:style>
    <style:style style:name="P14" style:family="paragraph" style:parent-style-name="Text_20_body">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1b6aa6" style:font-weight-asian="normal" style:font-weight-complex="normal"/>
    </style:style>
    <style:style style:name="P15" style:family="paragraph" style:parent-style-name="Text_20_body">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1b6aa6" style:font-weight-asian="bold" style:font-weight-complex="bold"/>
    </style:style>
    <style:style style:name="P16" style:family="paragraph" style:parent-style-name="Text_20_body">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fo:font-weight="normal" officeooo:paragraph-rsid="001b6aa6" style:font-weight-asian="normal" style:font-weight-complex="normal"/>
    </style:style>
    <style:style style:name="P1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arial" fo:font-size="12.75pt" fo:letter-spacing="normal" fo:font-style="normal" fo:font-weight="normal"/>
    </style:style>
    <style:style style:name="P1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arial" fo:font-size="12.75pt" fo:letter-spacing="normal" fo:font-style="normal" fo:font-weight="normal" style:font-weight-asian="normal" style:font-weight-complex="normal"/>
    </style:style>
    <style:style style:name="P19" style:family="paragraph" style:parent-style-name="Text_20_body">
      <style:paragraph-properties fo:margin-left="0cm" fo:margin-right="0cm" fo:margin-top="0.265cm" fo:margin-bottom="0cm" loext:contextual-spacing="false" fo:text-align="start" style:justify-single-word="false" fo:orphans="2" fo:widows="2" fo:text-indent="0cm" style:auto-text-indent="false" fo:padding="0cm" fo:border="none"/>
      <style:text-properties fo:font-variant="normal" fo:text-transform="none" fo:color="#000000" style:font-name="Times new Roman" fo:letter-spacing="normal" fo:font-style="normal" fo:font-weight="normal"/>
    </style:style>
    <style:style style:name="P20" style:family="paragraph" style:parent-style-name="Text_20_body">
      <style:text-properties officeooo:paragraph-rsid="001b6aa6"/>
    </style:style>
    <style:style style:name="P21" style:family="paragraph" style:parent-style-name="Preformatted_20_Text">
      <style:text-properties fo:font-variant="normal" fo:text-transform="none" fo:color="#000000" style:font-name="courier" fo:font-size="12.75pt" fo:letter-spacing="normal" fo:font-style="normal" fo:font-weight="normal" officeooo:paragraph-rsid="001b6aa6"/>
    </style:style>
    <style:style style:name="P22" style:family="paragraph" style:parent-style-name="Preformatted_20_Text">
      <style:text-properties officeooo:paragraph-rsid="001b6aa6"/>
    </style:style>
    <style:style style:name="P23" style:family="paragraph" style:parent-style-name="Preformatted_20_Text">
      <style:paragraph-properties fo:margin-left="0.132cm" fo:margin-right="0cm" fo:margin-top="0cm" fo:margin-bottom="0.499cm" loext:contextual-spacing="false" fo:text-align="start" style:justify-single-word="false" fo:orphans="2" fo:widows="2" fo:text-indent="0cm" style:auto-text-indent="false" fo:padding="0.132cm" fo:border="0.06pt dotted #ffaa00"/>
      <style:text-properties fo:font-variant="normal" fo:text-transform="none" fo:color="#000000" style:font-name="courier" fo:letter-spacing="normal" fo:font-style="normal" fo:font-weight="normal"/>
    </style:style>
    <style:style style:name="P24" style:family="paragraph" style:parent-style-name="Preformatted_20_Text">
      <style:paragraph-properties fo:margin-left="0.132cm" fo:margin-right="0cm" fo:text-align="start" style:justify-single-word="false" fo:orphans="2" fo:widows="2" fo:text-indent="0cm" style:auto-text-indent="false" fo:padding="0.132cm" fo:border="0.06pt dotted #ffaa00"/>
      <style:text-properties fo:font-variant="normal" fo:text-transform="none" fo:color="#000000" style:font-name="courier" fo:letter-spacing="normal" fo:font-style="normal" fo:font-weight="normal"/>
    </style:style>
    <style:style style:name="P25" style:family="paragraph" style:parent-style-name="Preformatted_20_Text">
      <style:paragraph-properties fo:margin-left="0.132cm" fo:margin-right="0cm" fo:text-align="start" style:justify-single-word="false" fo:orphans="2" fo:widows="2" fo:text-indent="0cm" style:auto-text-indent="false" fo:padding="0.132cm" fo:border="0.06pt dotted #ffaa00"/>
      <style:text-properties fo:font-variant="normal" fo:text-transform="none" fo:color="#000000" fo:letter-spacing="normal"/>
    </style:style>
    <style:style style:name="P26" style:family="paragraph" style:parent-style-name="Preformatted_20_Text">
      <style:paragraph-properties fo:margin-left="0.132cm" fo:margin-right="0cm" fo:text-align="start" style:justify-single-word="false" fo:orphans="2" fo:widows="2" fo:text-indent="0cm" style:auto-text-indent="false" fo:padding="0.132cm" fo:border="0.06pt dotted #ffaa00"/>
    </style:style>
    <style:style style:name="P27" style:family="paragraph" style:parent-style-name="Preformatted_20_Text">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officeooo:paragraph-rsid="001b6aa6"/>
    </style:style>
    <style:style style:name="P28" style:family="paragraph" style:parent-style-name="Preformatted_20_Text">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fo:font-variant="normal" fo:text-transform="none" fo:color="#000000" style:font-name="courier" fo:letter-spacing="normal" fo:font-style="normal" fo:font-weight="normal" officeooo:paragraph-rsid="001b6aa6"/>
    </style:style>
    <style:style style:name="P29" style:family="paragraph" style:parent-style-name="Preformatted_20_Text">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fo:font-variant="normal" fo:text-transform="none" fo:color="#000000" style:font-name="courier" fo:font-size="12.75pt" fo:letter-spacing="normal" fo:font-style="normal" fo:font-weight="normal" officeooo:paragraph-rsid="001b6aa6"/>
    </style:style>
    <style:style style:name="P30" style:family="paragraph" style:parent-style-name="Preformatted_20_Text">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fo:font-variant="normal" fo:text-transform="none" fo:color="#000000" style:font-name="courier" fo:font-size="12.75pt" fo:letter-spacing="normal" fo:font-style="normal" fo:font-weight="normal" officeooo:paragraph-rsid="001b6aa6" style:font-weight-asian="bold" style:font-weight-complex="bold"/>
    </style:style>
    <style:style style:name="P31" style:family="paragraph" style:parent-style-name="Preformatted_20_Text">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fo:font-weight="bold" officeooo:paragraph-rsid="001b6aa6" style:font-weight-asian="bold" style:font-weight-complex="bold"/>
    </style:style>
    <style:style style:name="P32"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style:font-name="courier" fo:font-size="12.75pt" fo:letter-spacing="normal" fo:font-style="normal" fo:font-weight="normal" style:font-weight-asian="normal" style:font-weight-complex="normal"/>
    </style:style>
    <style:style style:name="P33"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fo:letter-spacing="normal"/>
    </style:style>
    <style:style style:name="P34" style:family="paragraph" style:parent-style-name="Preformatted_20_Text">
      <style:paragraph-properties fo:margin-top="0cm" fo:margin-bottom="0cm" loext:contextual-spacing="false" fo:text-align="start" style:justify-single-word="false" fo:orphans="2" fo:widows="2" fo:padding="0.132cm" fo:border="0.06pt dotted #ffaa00"/>
    </style:style>
    <style:style style:name="P35" style:family="paragraph" style:parent-style-name="Preformatted_20_Text">
      <style:paragraph-properties fo:margin-top="0cm" fo:margin-bottom="0cm" loext:contextual-spacing="false" fo:text-align="start" style:justify-single-word="false" fo:orphans="2" fo:widows="2" fo:padding="0.132cm" fo:border="0.06pt dotted #ffaa00"/>
      <style:text-properties fo:font-variant="normal" fo:text-transform="none" fo:color="#000000" fo:letter-spacing="normal"/>
    </style:style>
    <style:style style:name="P36" style:family="paragraph" style:parent-style-name="Preformatted_20_Text">
      <style:paragraph-properties fo:margin-top="0cm" fo:margin-bottom="0cm" loext:contextual-spacing="false" fo:text-align="start" style:justify-single-word="false" fo:orphans="2" fo:widows="2" fo:padding="0.132cm" fo:border="0.06pt dotted #ffaa00"/>
      <style:text-properties fo:font-variant="normal" fo:text-transform="none" fo:color="#000000" style:font-name="courier" fo:font-size="12.75pt" fo:letter-spacing="normal" fo:font-style="normal" fo:font-weight="normal"/>
    </style:style>
    <style:style style:name="P37"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000000" fo:letter-spacing="normal"/>
    </style:style>
    <style:style style:name="P38" style:family="paragraph" style:parent-style-name="Heading_20_3">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1b6aa6"/>
    </style:style>
    <style:style style:name="T1" style:family="text">
      <style:text-properties officeooo:rsid="002cdf8b"/>
    </style:style>
    <style:style style:name="T2" style:family="text">
      <style:text-properties officeooo:rsid="001aa11e"/>
    </style:style>
    <style:style style:name="T3" style:family="text">
      <style:text-properties officeooo:rsid="001d6a8e"/>
    </style:style>
    <style:style style:name="T4" style:family="text">
      <style:text-properties officeooo:rsid="001ec31a"/>
    </style:style>
    <style:style style:name="T5" style:family="text">
      <style:text-properties officeooo:rsid="001ff86a"/>
    </style:style>
    <style:style style:name="T6" style:family="text">
      <style:text-properties fo:font-weight="bold" style:font-weight-asian="bold" style:font-weight-complex="bold"/>
    </style:style>
    <style:style style:name="T7" style:family="text">
      <style:text-properties fo:font-weight="bold" officeooo:rsid="002cdf8b" style:font-weight-asian="bold" style:font-weight-complex="bold"/>
    </style:style>
    <style:style style:name="T8" style:family="text">
      <style:text-properties fo:font-weight="bold" officeooo:rsid="001aa11e" style:font-weight-asian="bold" style:font-weight-complex="bold"/>
    </style:style>
    <style:style style:name="T9" style:family="text">
      <style:text-properties fo:font-weight="bold" officeooo:rsid="001d6a8e" style:font-weight-asian="bold" style:font-weight-complex="bold"/>
    </style:style>
    <style:style style:name="T10" style:family="text">
      <style:text-properties style:font-name="courier" fo:font-style="normal" fo:font-weight="normal"/>
    </style:style>
    <style:style style:name="T11" style:family="text">
      <style:text-properties style:font-name="courier" fo:font-size="12.75pt" fo:font-style="normal" fo:font-weight="normal"/>
    </style:style>
    <style:style style:name="T12" style:family="text">
      <style:text-properties fo:font-size="12.75pt" fo:font-style="normal"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seccion <text:span text:style-name="T1">10</text:span> linea <text:span text:style-name="T2">91</text:span>) ES6 - Funciones con parámetros por defecto</text:p>
      <text:p text:style-name="P1">Confeccionar una función que reciba un vector y el tipo de lista HTML que se debe generar. Por defecto generar una lista no ordenada. Retornar una cadena con la lista HTML generada.</text:p>
      <text:p text:style-name="P28">&lt;script&gt;</text:p>
      <text:p text:style-name="P25"><text:s text:c="2"/><text:span text:style-name="T10">function generarLista(vec, tipo='&lt;ul&gt;') {</text:span></text:p>
      <text:p text:style-name="P25"><text:s text:c="4"/><text:span text:style-name="T10">let lista=tipo;</text:span></text:p>
      <text:p text:style-name="P25"><text:s text:c="4"/><text:span text:style-name="T10">for(let x=0;x&lt;vec.length;x++)</text:span></text:p>
      <text:p text:style-name="P25"><text:s text:c="6"/><text:span text:style-name="T10">lista += `&lt;li&gt;${vec[x]}&lt;/li&gt;`;</text:span></text:p>
      <text:p text:style-name="P25"><text:s text:c="4"/><text:span text:style-name="T10">if (tipo=='&lt;ul&gt;') </text:span></text:p>
      <text:p text:style-name="P25"><text:s text:c="6"/><text:span text:style-name="T10">lista += '&lt;/ul&gt;';</text:span></text:p>
      <text:p text:style-name="P25"><text:s text:c="4"/><text:span text:style-name="T10">else</text:span></text:p>
      <text:p text:style-name="P25"><text:s text:c="6"/><text:span text:style-name="T10">lista += '&lt;/ol&gt;'</text:span></text:p>
      <text:p text:style-name="P25"><text:s text:c="4"/><text:span text:style-name="T10">return lista;</text:span></text:p>
      <text:p text:style-name="P25"><text:s text:c="2"/><text:span text:style-name="T10">}</text:span></text:p>
      <text:p text:style-name="P26"/>
      <text:p text:style-name="P25"><text:s text:c="2"/><text:span text:style-name="T10">const opciones1=['opción 1','opción 2','opción 3','opción 4','opción 5'];</text:span></text:p>
      <text:p text:style-name="P25"><text:s text:c="2"/><text:span text:style-name="T10">document.write(generarLista(opciones1));</text:span></text:p>
      <text:p text:style-name="P26"/>
      <text:p text:style-name="P25"><text:s text:c="2"/><text:span text:style-name="T10">const opciones2=['opción a','opción b','opción c','opción d'];</text:span></text:p>
      <text:p text:style-name="P25"><text:s text:c="2"/><text:span text:style-name="T10">document.write(generarLista(opciones2,'&lt;ol&gt;'));</text:span></text:p>
      <text:p text:style-name="P26"/>
      <text:p text:style-name="P23">&lt;/script&gt;</text:p>
      <text:p text:style-name="P1"/>
      <text:p text:style-name="P1">Confeccionar una función que muestre la tabla de multiplicar. Si no llegan datos muestra por defecto la tabla del 2. Por defecto se muestran 10 términos de la tabla salvo que se indique un valor en contrario.<text:line-break/>La función debe tener 2 parámetros y ambos deben tener un valor por defecto.</text:p>
      <text:p text:style-name="P29">&lt;script&gt;</text:p>
      <text:p text:style-name="P34"/>
      <text:p text:style-name="P35"><text:s text:c="2"/><text:span text:style-name="T11">function tablaMultiplicar(tabla=2, cantidad=10) {</text:span></text:p>
      <text:p text:style-name="P35"><text:s text:c="4"/><text:span text:style-name="T11">document.write(`Tabla del ${tabla}&lt;br&gt;`)</text:span></text:p>
      <text:p text:style-name="P35"><text:s text:c="4"/><text:span text:style-name="T11">for(let x=1;x&lt;=cantidad;x++)</text:span></text:p>
      <text:p text:style-name="P35"><text:soft-page-break/><text:s text:c="4"/><text:span text:style-name="T11">{</text:span></text:p>
      <text:p text:style-name="P35"><text:s text:c="6"/><text:span text:style-name="T11">v=x*tabla;</text:span></text:p>
      <text:p text:style-name="P35"><text:s text:c="6"/><text:span text:style-name="T11">document.write(`${tabla} * ${x} = ${v}&lt;br&gt;`);</text:span></text:p>
      <text:p text:style-name="P35"><text:s text:c="4"/><text:span text:style-name="T11">}</text:span></text:p>
      <text:p text:style-name="P35"><text:s text:c="2"/><text:span text:style-name="T11">}</text:span></text:p>
      <text:p text:style-name="P34"/>
      <text:p text:style-name="P35"><text:s text:c="2"/><text:span text:style-name="T11">tablaMultiplicar();</text:span></text:p>
      <text:p text:style-name="P35"><text:s text:c="2"/><text:span text:style-name="T11">tablaMultiplicar(3);</text:span></text:p>
      <text:p text:style-name="P35"><text:s text:c="2"/><text:span text:style-name="T11">tablaMultiplicar(5,20); <text:s/></text:span></text:p>
      <text:p text:style-name="P34"/>
      <text:p text:style-name="P36">&lt;/script&gt;</text:p>
      <text:p text:style-name="P1"/>
      <text:p text:style-name="P1"/>
      <text:p text:style-name="P1"><text:s/><text:span text:style-name="T6">(seccion </text:span><text:span text:style-name="T7">10</text:span><text:span text:style-name="T6"> linea </text:span><text:span text:style-name="T8">92</text:span><text:span text:style-name="T6">)- </text:span><text:bookmark text:name="datos"/><text:span text:style-name="T6">ES6 - Funciones con parámetros Res</text:span><text:span text:style-name="T9">t</text:span></text:p>
      <text:p text:style-name="P28"><text:span text:style-name="T9">&lt;script&gt;</text:span></text:p>
      <text:p text:style-name="P26"/>
      <text:p text:style-name="P25"><text:s text:c="2"/><text:span text:style-name="T10">function sumar(...valores) {</text:span></text:p>
      <text:p text:style-name="P25"><text:s text:c="4"/><text:span text:style-name="T10">let suma=0;</text:span></text:p>
      <text:p text:style-name="P25"><text:s text:c="4"/><text:span text:style-name="T10">for(let x=0;x&lt;valores.length;x++)</text:span></text:p>
      <text:p text:style-name="P25"><text:s text:c="6"/><text:span text:style-name="T10">suma+=valores[x];</text:span></text:p>
      <text:p text:style-name="P25"><text:s text:c="4"/><text:span text:style-name="T10">return suma;</text:span></text:p>
      <text:p text:style-name="P25"><text:s text:c="2"/><text:span text:style-name="T10">}</text:span></text:p>
      <text:p text:style-name="P26"/>
      <text:p text:style-name="P25"><text:s text:c="2"/><text:span text:style-name="T10">document.write(sumar(10, 2, 44, 3));</text:span></text:p>
      <text:p text:style-name="P25"><text:s text:c="2"/><text:span text:style-name="T10">document.write('&lt;br&gt;');</text:span></text:p>
      <text:p text:style-name="P25"><text:s text:c="2"/><text:span text:style-name="T10">document.write(sumar(1, 2));</text:span></text:p>
      <text:p text:style-name="P25"><text:s text:c="2"/><text:span text:style-name="T10">document.write('&lt;br&gt;');</text:span></text:p>
      <text:p text:style-name="P25"><text:s text:c="2"/><text:span text:style-name="T10">document.write(sumar());</text:span></text:p>
      <text:p text:style-name="P25"><text:s text:c="2"/><text:span text:style-name="T10">document.write('&lt;br&gt;');</text:span></text:p>
      <text:p text:style-name="P26"/>
      <text:p text:style-name="P23">&lt;/script&gt;</text:p>
      <text:p text:style-name="P1"><text:span text:style-name="T9"/></text:p>
      <text:p text:style-name="P1">Implementar una función que mediante un parámetro Rest reciba una lista de enteros y retorne un Array con los elementos ordenados de menor a mayor.</text:p>
      <text:p text:style-name="P29"><text:soft-page-break/>&lt;script&gt;</text:p>
      <text:p text:style-name="P34"/>
      <text:p text:style-name="P35"><text:s text:c="2"/><text:span text:style-name="T11">function ordenar(...lista) {</text:span></text:p>
      <text:p text:style-name="P35"><text:s text:c="4"/><text:span text:style-name="T11">return lista.sort(</text:span></text:p>
      <text:p text:style-name="P35"><text:s text:c="13"/><text:span text:style-name="T11">function(x,y){</text:span></text:p>
      <text:p text:style-name="P35"><text:s text:c="15"/><text:span text:style-name="T11">if (x&gt;y) </text:span></text:p>
      <text:p text:style-name="P35"><text:s text:c="17"/><text:span text:style-name="T11">return 1; </text:span></text:p>
      <text:p text:style-name="P35"><text:s text:c="15"/><text:span text:style-name="T11">else </text:span></text:p>
      <text:p text:style-name="P35"><text:s text:c="17"/><text:span text:style-name="T11">return 0})</text:span></text:p>
      <text:p text:style-name="P35"><text:s text:c="2"/><text:span text:style-name="T11">}</text:span></text:p>
      <text:p text:style-name="P34"/>
      <text:p text:style-name="P35"><text:s text:c="2"/><text:span text:style-name="T11">const eleordenados=ordenar(10, 3, 22, 1);</text:span></text:p>
      <text:p text:style-name="P35"><text:s text:c="2"/><text:span text:style-name="T11">document.write(eleordenados.toString());</text:span></text:p>
      <text:p text:style-name="P34"/>
      <text:p text:style-name="P36">&lt;/script&gt;</text:p>
      <text:p text:style-name="P1"/>
      <text:p text:style-name="P1"/>
      <text:p text:style-name="P5">(seccion <text:span text:style-name="T1">10</text:span> linea <text:span text:style-name="T2">93</text:span>)-ES6 - operador Spread (operador de propagación)</text:p>
      <text:p text:style-name="P10">El operador Spread permite descomponer una estructura de datos en elementos individuales. Es la operación inversa de los parámetros Rest.</text:p>
      <text:p text:style-name="P10">a sintaxis se aplica anteponiendo al nombre de la variable tres puntos:</text:p>
      <text:p text:style-name="P30">&lt;script&gt;</text:p>
      <text:p text:style-name="P26"/>
      <text:p text:style-name="P25"><text:s text:c="2"/><text:span text:style-name="T10">function sumar(x,y,z) {</text:span></text:p>
      <text:p text:style-name="P25"><text:s text:c="4"/><text:span text:style-name="T10">return x+y+z;</text:span></text:p>
      <text:p text:style-name="P25"><text:s text:c="2"/><text:span text:style-name="T10">}</text:span></text:p>
      <text:p text:style-name="P26"/>
      <text:p text:style-name="P25"><text:s text:c="2"/><text:span text:style-name="T10">const vec=[10,20,30];</text:span></text:p>
      <text:p text:style-name="P25"><text:s text:c="2"/><text:span text:style-name="T10">const s=sumar(...vec);</text:span></text:p>
      <text:p text:style-name="P25"><text:s text:c="2"/><text:span text:style-name="T10">document.write(s);</text:span></text:p>
      <text:p text:style-name="P26"/>
      <text:p text:style-name="P23">&lt;/script&gt;</text:p>
      <text:p text:style-name="P8"><text:soft-page-break/></text:p>
      <text:p text:style-name="P1">El método max de la clase Math recibe una lista de valores numéricos y nos retorna el mayor. Definir un vector con una lista de valores y llamar al método max utilizando el operador Spread</text:p>
      <text:p text:style-name="P27"/>
      <text:p text:style-name="P36">&lt;script&gt;</text:p>
      <text:p text:style-name="P34"/>
      <text:p text:style-name="P35"><text:s text:c="2"/><text:span text:style-name="T11">const vec = [10, 60, 2, 500, 50, 18];</text:span></text:p>
      <text:p text:style-name="P35"><text:s text:c="2"/><text:span text:style-name="T11">const mayor = Math.max(...vec);</text:span></text:p>
      <text:p text:style-name="P35"><text:s text:c="2"/><text:span text:style-name="T11">document.write(`el mayor de ${vec.toString()} es ${mayor}`);</text:span></text:p>
      <text:p text:style-name="P34"/>
      <text:p text:style-name="P36">&lt;/script&gt;</text:p>
      <text:p text:style-name="P1"/>
      <text:p text:style-name="P1"><text:span text:style-name="T6">(seccion </text:span><text:span text:style-name="T7">10</text:span><text:span text:style-name="T6"> linea </text:span><text:span text:style-name="T8">94</text:span><text:span text:style-name="T6">)-ES6 - Arrow functions (funciones flecha)</text:span></text:p>
      <text:p text:style-name="P1">Ordenar un vector de enteros mediante el método sort, pasar una arrow function.</text:p>
      <text:p text:style-name="P28">&lt;script&gt;</text:p>
      <text:p text:style-name="P26"/>
      <text:p text:style-name="P24">const vec = [100, 22, 17, 50, 3];</text:p>
      <text:p text:style-name="P24">vec.sort((x,y) =&gt; {</text:p>
      <text:p text:style-name="P25"><text:s text:c="2"/><text:span text:style-name="T10">if (x&gt;y) </text:span></text:p>
      <text:p text:style-name="P25"><text:s text:c="4"/><text:span text:style-name="T10">return 1;</text:span></text:p>
      <text:p text:style-name="P25"><text:s text:c="2"/><text:span text:style-name="T10">else</text:span></text:p>
      <text:p text:style-name="P25"><text:s text:c="4"/><text:span text:style-name="T10">return 0;</text:span></text:p>
      <text:p text:style-name="P24">})</text:p>
      <text:p text:style-name="P26"/>
      <text:p text:style-name="P24">document.write(vec.toString());</text:p>
      <text:p text:style-name="P26"/>
      <text:p text:style-name="P23">&lt;/script&gt;</text:p>
      <text:p text:style-name="P9">Definir un vector con un conjunto de elementos. Generar un nuevo vector llamando al método filter pasando una función de flecha para definir cuales rescatar.</text:p>
      <text:p text:style-name="P29"><text:soft-page-break/>&lt;script&gt;</text:p>
      <text:p text:style-name="P26"/>
      <text:p text:style-name="P25"><text:s text:c="2"/><text:span text:style-name="T10">const vec = [100, 22, 17, 50, 3, 78];</text:span></text:p>
      <text:p text:style-name="P25"><text:s text:c="2"/><text:span text:style-name="T10">const pares = vec.filter( elemento =&gt; elemento%2 == 0);</text:span></text:p>
      <text:p text:style-name="P25"><text:s text:c="2"/><text:span text:style-name="T10">document.write('Vector completo:'+vec.toString());</text:span></text:p>
      <text:p text:style-name="P25"><text:s text:c="2"/><text:span text:style-name="T10">document.write('&lt;br&gt;');</text:span></text:p>
      <text:p text:style-name="P25"><text:s text:c="2"/><text:span text:style-name="T10">document.write('Vector generado con elementos pares:'+pares.toString());</text:span></text:p>
      <text:p text:style-name="P26"/>
      <text:p text:style-name="P23">&lt;/script&gt;</text:p>
      <text:h text:style-name="P38" text:outline-level="3">Funciones flecha sin parámetros.</text:h>
      <text:p text:style-name="P17">Una función flecha que no tiene parámetros debemos disponer en forma obligatoria los paréntesis abiertos y cerrados previos a la flecha:</text:p>
      <text:p text:style-name="P29">&lt;body&gt;</text:p>
      <text:p text:style-name="P26"/>
      <text:p text:style-name="P24">&lt;script&gt;</text:p>
      <text:p text:style-name="P25"><text:s text:c="2"/><text:span text:style-name="T10">window.addEventListener(</text:span></text:p>
      <text:p text:style-name="P25"><text:s text:c="4"/><text:span text:style-name="T10">'load',</text:span></text:p>
      <text:p text:style-name="P25"><text:s text:c="4"/><text:span text:style-name="T10">setTimeout( () =&gt; alert('pasó 3 segundos desde que se cargó la página'), 3000),</text:span></text:p>
      <text:p text:style-name="P25"><text:s text:c="4"/><text:span text:style-name="T10">false);</text:span></text:p>
      <text:p text:style-name="P23">&lt;/script&gt;</text:p>
      <text:h text:style-name="P38" text:outline-level="3">Diferencia con las funciones tradicionales cuando se trata de un método.</text:h>
      <text:p text:style-name="P29">&lt;script&gt;</text:p>
      <text:p text:style-name="P25"><text:s text:c="2"/></text:p>
      <text:p text:style-name="P25"><text:s text:c="2"/><text:span text:style-name="T10">var objeto1 = {</text:span></text:p>
      <text:p text:style-name="P25"><text:s text:c="4"/><text:span text:style-name="T10">x: 10,</text:span></text:p>
      <text:p text:style-name="P25"><text:s text:c="4"/><text:span text:style-name="T10">metodo1: function() {</text:span></text:p>
      <text:p text:style-name="P25"><text:s text:c="6"/><text:span text:style-name="T10">alert(this.x);</text:span></text:p>
      <text:p text:style-name="P25"><text:s text:c="4"/><text:span text:style-name="T10">},</text:span></text:p>
      <text:p text:style-name="P25"><text:s text:c="4"/><text:span text:style-name="T10">metodo2: () =&gt; {</text:span></text:p>
      <text:p text:style-name="P25"><text:s text:c="6"/><text:span text:style-name="T10">alert(this.x);</text:span></text:p>
      <text:p text:style-name="P25"><text:s text:c="4"/><text:span text:style-name="T10">}</text:span></text:p>
      <text:p text:style-name="P25"><text:soft-page-break/><text:s text:c="2"/><text:span text:style-name="T10">}</text:span></text:p>
      <text:p text:style-name="P25"><text:s text:c="2"/><text:span text:style-name="T10">objeto1.metodo1(); //10</text:span></text:p>
      <text:p text:style-name="P25"><text:s text:c="2"/><text:span text:style-name="T10">objeto1.metodo2(); //undefined</text:span></text:p>
      <text:p text:style-name="P26"/>
      <text:p text:style-name="P23">&lt;/script&gt;</text:p>
      <text:p text:style-name="P9"/>
      <text:p text:style-name="P5">(seccion <text:span text:style-name="T1">10</text:span> linea <text:span text:style-name="T2">95</text:span>)-ES6 - nombres de métodos abreviados</text:p>
      <text:p text:style-name="P8">Crear un objeto literal llamado cliente1 con dos propiedads 'nombre' y 'saldo'. Definir tres métodos con notación abreviada que permitan depositar, extraer e imprimir su saldo/</text:p>
      <text:p text:style-name="P30">&lt;script&gt;</text:p>
      <text:p text:style-name="P25"><text:s text:c="2"/></text:p>
      <text:p text:style-name="P25"><text:s text:c="2"/><text:span text:style-name="T10">const cliente1 = {</text:span></text:p>
      <text:p text:style-name="P25"><text:s text:c="5"/><text:span text:style-name="T10">nombre: 'Juan',</text:span></text:p>
      <text:p text:style-name="P25"><text:s text:c="5"/><text:span text:style-name="T10">saldo: 0,</text:span></text:p>
      <text:p text:style-name="P25"><text:s text:c="5"/><text:span text:style-name="T10">imprimir()</text:span></text:p>
      <text:p text:style-name="P25"><text:s text:c="5"/><text:span text:style-name="T10">{</text:span></text:p>
      <text:p text:style-name="P25"><text:s text:c="7"/><text:span text:style-name="T10">document.write(this.nombre+'&lt;br&gt;');</text:span></text:p>
      <text:p text:style-name="P25"><text:s text:c="7"/><text:span text:style-name="T10">document.write(this.saldo+'&lt;br&gt;');</text:span></text:p>
      <text:p text:style-name="P25"><text:s text:c="5"/><text:span text:style-name="T10">},</text:span></text:p>
      <text:p text:style-name="P25"><text:s text:c="5"/><text:span text:style-name="T10">depositar(monto) {</text:span></text:p>
      <text:p text:style-name="P25"><text:s text:c="7"/><text:span text:style-name="T10">this.saldo=this.saldo+monto;</text:span></text:p>
      <text:p text:style-name="P25"><text:s text:c="5"/><text:span text:style-name="T10">},</text:span></text:p>
      <text:p text:style-name="P25"><text:s text:c="5"/><text:span text:style-name="T10">extraer(monto) {</text:span></text:p>
      <text:p text:style-name="P25"><text:s text:c="7"/><text:span text:style-name="T10">this.saldo=this.saldo-monto;</text:span></text:p>
      <text:p text:style-name="P25"><text:s text:c="5"/><text:span text:style-name="T10">} <text:s text:c="17"/></text:span></text:p>
      <text:p text:style-name="P25"><text:s text:c="2"/><text:span text:style-name="T10">};</text:span></text:p>
      <text:p text:style-name="P26"/>
      <text:p text:style-name="P25"><text:s text:c="2"/><text:span text:style-name="T10">cliente1.imprimir();</text:span></text:p>
      <text:p text:style-name="P25"><text:s text:c="2"/><text:span text:style-name="T10">cliente1.depositar(1000);</text:span></text:p>
      <text:p text:style-name="P25"><text:s text:c="2"/><text:span text:style-name="T10">document.write('Estado luego de depositar 1000 pesos&lt;/br&gt;');</text:span></text:p>
      <text:p text:style-name="P25"><text:s text:c="2"/><text:span text:style-name="T10">cliente1.imprimir();</text:span></text:p>
      <text:p text:style-name="P25"><text:s text:c="2"/><text:span text:style-name="T10">cliente1.extraer(200);</text:span></text:p>
      <text:p text:style-name="P25"><text:s text:c="2"/><text:span text:style-name="T10">document.write('Estado luego de extraer 200 pesos&lt;/br&gt;');</text:span></text:p>
      <text:p text:style-name="P25"><text:s text:c="2"/><text:span text:style-name="T10">cliente1.imprimir();</text:span></text:p>
      <text:p text:style-name="P25"><text:s text:c="2"/></text:p>
      <text:p text:style-name="P23"><text:soft-page-break/>&lt;/script&gt;</text:p>
      <text:p text:style-name="P8"/>
      <text:p text:style-name="P1">Crear un objeto que represente los datos de un participante de un juego. Definir las propiedades </text:p>
      <text:p text:style-name="P4"><text:s/>nombre</text:p>
      <text:p text:style-name="P4"><text:s/>puntos</text:p>
      <text:p text:style-name="P3">y los métodos: </text:p>
      <text:p text:style-name="P4">imprimir (mostrar el nombre de jugador y los puntos actuales)</text:p>
      <text:p text:style-name="P4">aumentarpuntos (permite incrementar la cantidad de puntos actuales del jugador)</text:p>
      <text:p text:style-name="P4">verificarsigano (mostrar un mensaje si los puntos superan a 1000)</text:p>
      <text:p text:style-name="P21">&lt;script&gt;</text:p>
      <text:p text:style-name="P35"><text:s text:c="2"/></text:p>
      <text:p text:style-name="P35"><text:s text:c="2"/><text:span text:style-name="T11">const jugador1 = {</text:span></text:p>
      <text:p text:style-name="P35"><text:s text:c="4"/><text:span text:style-name="T11">nombre: 'ana',</text:span></text:p>
      <text:p text:style-name="P35"><text:s text:c="4"/><text:span text:style-name="T11">puntos: 0,</text:span></text:p>
      <text:p text:style-name="P35"><text:s text:c="4"/><text:span text:style-name="T11">imprimir() {</text:span></text:p>
      <text:p text:style-name="P35"><text:s text:c="6"/><text:span text:style-name="T11">document.write('Nombre:'+this.nombre+'&lt;br&gt;');</text:span></text:p>
      <text:p text:style-name="P35"><text:s text:c="6"/><text:span text:style-name="T11">document.write('Puntos:'+this.puntos+'&lt;br&gt;');</text:span></text:p>
      <text:p text:style-name="P35"><text:s text:c="4"/><text:span text:style-name="T11">},</text:span></text:p>
      <text:p text:style-name="P35"><text:s text:c="4"/><text:span text:style-name="T11">aumentarpuntos(cant) {</text:span></text:p>
      <text:p text:style-name="P35"><text:s text:c="6"/><text:span text:style-name="T11">this.puntos=this.puntos+cant;</text:span></text:p>
      <text:p text:style-name="P35"><text:s text:c="4"/><text:span text:style-name="T11">},</text:span></text:p>
      <text:p text:style-name="P35"><text:s text:c="4"/><text:span text:style-name="T11">verificarsigano() {</text:span></text:p>
      <text:p text:style-name="P35"><text:s text:c="6"/><text:span text:style-name="T11">if (this.puntos&gt;1000)</text:span></text:p>
      <text:p text:style-name="P35"><text:s text:c="8"/><text:span text:style-name="T11">document.write('Gano&lt;br&gt;');</text:span></text:p>
      <text:p text:style-name="P35"><text:s text:c="6"/><text:span text:style-name="T11">else</text:span></text:p>
      <text:p text:style-name="P35"><text:s text:c="8"/><text:span text:style-name="T11">document.write('No gano&lt;br&gt;');</text:span></text:p>
      <text:p text:style-name="P35"><text:s text:c="4"/><text:span text:style-name="T11">}</text:span></text:p>
      <text:p text:style-name="P35"><text:s text:c="2"/><text:span text:style-name="T11">};</text:span></text:p>
      <text:p text:style-name="P34"/>
      <text:p text:style-name="P35"><text:s text:c="2"/><text:span text:style-name="T11">jugador1.imprimir();</text:span></text:p>
      <text:p text:style-name="P35"><text:s text:c="2"/><text:span text:style-name="T11">jugador1.aumentarpuntos(500);</text:span></text:p>
      <text:p text:style-name="P35"><text:s text:c="2"/><text:span text:style-name="T11">jugador1.verificarsigano();</text:span></text:p>
      <text:p text:style-name="P35"><text:s text:c="2"/><text:span text:style-name="T11">jugador1.aumentarpuntos(501);</text:span></text:p>
      <text:p text:style-name="P35"><text:s text:c="2"/><text:span text:style-name="T11">jugador1.verificarsigano(); <text:s/></text:span></text:p>
      <text:p text:style-name="P35"><text:s text:c="2"/><text:span text:style-name="T11">jugador1.imprimir();</text:span></text:p>
      <text:p text:style-name="P34"/>
      <text:p text:style-name="P36">&lt;/script&gt;</text:p>
      <text:p text:style-name="P4"/>
      <text:p text:style-name="P1"/>
      <text:p text:style-name="P5"><text:soft-page-break/>(seccion <text:span text:style-name="T1">10</text:span> linea <text:span text:style-name="T2">96</text:span>)-ES6 - declaración de clases</text:p>
      <text:p text:style-name="P8">Plantear una clase Cliente que permita almacenar el nombre de un cliente y el saldo actual. Definir además del constructor otros dos métodos que permitan depositar y extraer dinero.</text:p>
      <text:p text:style-name="P30">&lt;script&gt;</text:p>
      <text:p text:style-name="P25"><text:s text:c="2"/></text:p>
      <text:p text:style-name="P25"><text:s text:c="2"/><text:span text:style-name="T10">class Cliente {</text:span></text:p>
      <text:p text:style-name="P25"><text:s text:c="4"/><text:span text:style-name="T10">constructor(nombre, saldo) {</text:span></text:p>
      <text:p text:style-name="P25"><text:s text:c="6"/><text:span text:style-name="T10">this.nombre=nombre;</text:span></text:p>
      <text:p text:style-name="P25"><text:s text:c="6"/><text:span text:style-name="T10">this.saldo=saldo; <text:s text:c="5"/></text:span></text:p>
      <text:p text:style-name="P25"><text:s text:c="4"/><text:span text:style-name="T10">}</text:span></text:p>
      <text:p text:style-name="P26"/>
      <text:p text:style-name="P25"><text:s text:c="4"/><text:span text:style-name="T10">depositar(dinero)</text:span></text:p>
      <text:p text:style-name="P25"><text:s text:c="4"/><text:span text:style-name="T10">{</text:span></text:p>
      <text:p text:style-name="P25"><text:s text:c="6"/><text:span text:style-name="T10">this.saldo=this.saldo+dinero;</text:span></text:p>
      <text:p text:style-name="P25"><text:s text:c="4"/><text:span text:style-name="T10">} <text:s text:c="3"/></text:span></text:p>
      <text:p text:style-name="P26"/>
      <text:p text:style-name="P25"><text:s text:c="4"/><text:span text:style-name="T10">extraer(dinero)</text:span></text:p>
      <text:p text:style-name="P25"><text:s text:c="4"/><text:span text:style-name="T10">{</text:span></text:p>
      <text:p text:style-name="P25"><text:s text:c="6"/><text:span text:style-name="T10">this.saldo=this.saldo-dinero;</text:span></text:p>
      <text:p text:style-name="P25"><text:s text:c="4"/><text:span text:style-name="T10">} <text:s text:c="3"/></text:span></text:p>
      <text:p text:style-name="P25"><text:s text:c="2"/><text:span text:style-name="T10">}</text:span></text:p>
      <text:p text:style-name="P26"/>
      <text:p text:style-name="P25"><text:s text:c="2"/><text:span text:style-name="T10">const cliente1=new Cliente('diego',1200);</text:span></text:p>
      <text:p text:style-name="P25"><text:s text:c="2"/><text:span text:style-name="T10">document.write('Nombre del cliente:'+cliente1.nombre+'&lt;br&gt;');</text:span></text:p>
      <text:p text:style-name="P25"><text:s text:c="2"/><text:span text:style-name="T10">document.write('Saldo actual:'+cliente1.saldo+'&lt;br&gt;');</text:span></text:p>
      <text:p text:style-name="P25"><text:s text:c="2"/><text:span text:style-name="T10">cliente1.depositar(120);</text:span></text:p>
      <text:p text:style-name="P25"><text:s text:c="2"/><text:span text:style-name="T10">document.write('Saldo luego de depositar $120----&gt;'+cliente1.saldo+'&lt;br&gt;');</text:span></text:p>
      <text:p text:style-name="P25"><text:s text:c="2"/><text:span text:style-name="T10">cliente1.extraer(1000);</text:span></text:p>
      <text:p text:style-name="P25"><text:s text:c="2"/><text:span text:style-name="T10">document.write('Saldo luego de extraer $1000----&gt;'+cliente1.saldo+'&lt;br&gt;'); </text:span></text:p>
      <text:p text:style-name="P26"/>
      <text:p text:style-name="P25"><text:s text:c="2"/><text:span text:style-name="T10">const cliente2=new Cliente('ana',100);</text:span></text:p>
      <text:p text:style-name="P25"><text:s text:c="2"/><text:span text:style-name="T10">document.write('Nombre del cliente:'+cliente2.nombre+'&lt;br&gt;');</text:span></text:p>
      <text:p text:style-name="P25"><text:s text:c="2"/><text:span text:style-name="T10">document.write('Saldo actual:'+cliente2.saldo+'&lt;br&gt;');</text:span></text:p>
      <text:p text:style-name="P25"><text:s text:c="2"/><text:span text:style-name="T10">cliente2.depositar(200);</text:span></text:p>
      <text:p text:style-name="P25"><text:s text:c="2"/><text:span text:style-name="T10">document.write('Saldo luego de depositar $200----&gt;'+cliente2.saldo+'&lt;br&gt;'); <text:s/></text:span></text:p>
      <text:p text:style-name="P23"><text:soft-page-break/>&lt;/script&gt;</text:p>
      <text:p text:style-name="P8">Plantear una clase llamada Menu que administre una lista de enlaces. Definir como atributos dos vectores paralelos que almacenen en uno la 'url' y en el otro la 'descipcion' de dicho enlace. Permitir insertar enlaces y finalmente mediante un método que le pasamos el 'id' de un elemento HTML proceda a crearlo al menú.</text:p>
      <text:p text:style-name="P30">&lt;div id="menu"&gt;&lt;/div&gt;</text:p>
      <text:p text:style-name="P26"/>
      <text:p text:style-name="P24">&lt;script&gt;</text:p>
      <text:p text:style-name="P26"/>
      <text:p text:style-name="P24">class Menu {</text:p>
      <text:p text:style-name="P25"><text:s text:c="2"/><text:span text:style-name="T10">constructor() {</text:span></text:p>
      <text:p text:style-name="P25"><text:s text:c="4"/><text:span text:style-name="T10">this.enlaces=[];</text:span></text:p>
      <text:p text:style-name="P25"><text:s text:c="4"/><text:span text:style-name="T10">this.descripcion=[];</text:span></text:p>
      <text:p text:style-name="P25"><text:s text:c="2"/><text:span text:style-name="T10">}</text:span></text:p>
      <text:p text:style-name="P26"/>
      <text:p text:style-name="P25"><text:s text:c="2"/><text:span text:style-name="T10">insertar(enlace, descripcion) {</text:span></text:p>
      <text:p text:style-name="P25"><text:s text:c="4"/><text:span text:style-name="T10">this.enlaces.push(enlace);</text:span></text:p>
      <text:p text:style-name="P25"><text:s text:c="4"/><text:span text:style-name="T10">this.descripcion.push(descripcion);</text:span></text:p>
      <text:p text:style-name="P25"><text:s text:c="2"/><text:span text:style-name="T10">}</text:span></text:p>
      <text:p text:style-name="P26"/>
      <text:p text:style-name="P25"><text:s text:c="2"/><text:span text:style-name="T10">mostrar(elemento) {</text:span></text:p>
      <text:p text:style-name="P25"><text:s text:c="4"/><text:span text:style-name="T10">let cadena='&lt;div&gt;';</text:span></text:p>
      <text:p text:style-name="P25"><text:s text:c="4"/><text:span text:style-name="T10">for(let x=0;x&lt;this.enlaces.length;x++) </text:span></text:p>
      <text:p text:style-name="P25"><text:s text:c="6"/><text:span text:style-name="T10">cadena += `[&lt;a href="${this.enlaces[x]}"&gt;${this.descripcion[x]}&lt;/a&gt;]`;</text:span></text:p>
      <text:p text:style-name="P25"><text:s text:c="4"/><text:span text:style-name="T10">cadena += '&lt;/div&gt;';</text:span></text:p>
      <text:p text:style-name="P25"><text:s text:c="4"/><text:span text:style-name="T10">document.getElementById(elemento).innerHTML=cadena;</text:span></text:p>
      <text:p text:style-name="P25"><text:s text:c="2"/><text:span text:style-name="T10">}</text:span></text:p>
      <text:p text:style-name="P24">}</text:p>
      <text:p text:style-name="P26"/>
      <text:p text:style-name="P24">window.addEventListener('load', iniciar, false);</text:p>
      <text:p text:style-name="P26"/>
      <text:p text:style-name="P24">function iniciar() {</text:p>
      <text:p text:style-name="P25"><text:s text:c="2"/><text:span text:style-name="T10">const menu=new Menu();</text:span></text:p>
      <text:p text:style-name="P25"><text:s text:c="2"/><text:span text:style-name="T10">menu.insertar("http://www.google.com","Google");</text:span></text:p>
      <text:p text:style-name="P25"><text:s text:c="2"/><text:span text:style-name="T10">menu.insertar("http://www.bing.com","Bing");</text:span></text:p>
      <text:p text:style-name="P25"><text:s text:c="2"/><text:span text:style-name="T10">menu.insertar("http://www.yahoo.com","Yahoo");</text:span></text:p>
      <text:p text:style-name="P25"><text:s text:c="2"/><text:span text:style-name="T10">menu.mostrar('menu');</text:span></text:p>
      <text:p text:style-name="P24"><text:soft-page-break/>}</text:p>
      <text:p text:style-name="P23">&lt;/script&gt;</text:p>
      <text:p text:style-name="P8"/>
      <text:p text:style-name="P2"><text:span text:style-name="T4">1.-</text:span>Confeccionar una clase que permita carga el nombre y la edad de una persona. Mostrar los datos cargados. Imprimir un mensaje si es mayor de edad (edad&gt;=18) </text:p>
      <text:p text:style-name="P29">&lt;script&gt;</text:p>
      <text:p text:style-name="P35"><text:s text:c="2"/></text:p>
      <text:p text:style-name="P35"><text:s text:c="2"/><text:span text:style-name="T11">const jugador1 = {</text:span></text:p>
      <text:p text:style-name="P35"><text:s text:c="4"/><text:span text:style-name="T11">nombre: 'ana',</text:span></text:p>
      <text:p text:style-name="P35"><text:s text:c="4"/><text:span text:style-name="T11">puntos: 0,</text:span></text:p>
      <text:p text:style-name="P35"><text:s text:c="4"/><text:span text:style-name="T11">imprimir() {</text:span></text:p>
      <text:p text:style-name="P35"><text:s text:c="6"/><text:span text:style-name="T11">document.write('Nombre:'+this.nombre+'&lt;br&gt;');</text:span></text:p>
      <text:p text:style-name="P35"><text:s text:c="6"/><text:span text:style-name="T11">document.write('Puntos:'+this.puntos+'&lt;br&gt;');</text:span></text:p>
      <text:p text:style-name="P35"><text:s text:c="4"/><text:span text:style-name="T11">},</text:span></text:p>
      <text:p text:style-name="P35"><text:s text:c="4"/><text:span text:style-name="T11">aumentarpuntos(cant) {</text:span></text:p>
      <text:p text:style-name="P35"><text:s text:c="6"/><text:span text:style-name="T11">this.puntos=this.puntos+cant;</text:span></text:p>
      <text:p text:style-name="P35"><text:s text:c="4"/><text:span text:style-name="T11">},</text:span></text:p>
      <text:p text:style-name="P35"><text:s text:c="4"/><text:span text:style-name="T11">verificarsigano() {</text:span></text:p>
      <text:p text:style-name="P35"><text:s text:c="6"/><text:span text:style-name="T11">if (this.puntos&gt;1000)</text:span></text:p>
      <text:p text:style-name="P35"><text:s text:c="8"/><text:span text:style-name="T11">document.write('Gano&lt;br&gt;');</text:span></text:p>
      <text:p text:style-name="P35"><text:s text:c="6"/><text:span text:style-name="T11">else</text:span></text:p>
      <text:p text:style-name="P35"><text:s text:c="8"/><text:span text:style-name="T11">document.write('No gano&lt;br&gt;');</text:span></text:p>
      <text:p text:style-name="P35"><text:s text:c="4"/><text:span text:style-name="T11">}</text:span></text:p>
      <text:p text:style-name="P35"><text:s text:c="2"/><text:span text:style-name="T11">};</text:span></text:p>
      <text:p text:style-name="P34"/>
      <text:p text:style-name="P35"><text:s text:c="2"/><text:span text:style-name="T11">jugador1.imprimir();</text:span></text:p>
      <text:p text:style-name="P35"><text:s text:c="2"/><text:span text:style-name="T11">jugador1.aumentarpuntos(500);</text:span></text:p>
      <text:p text:style-name="P35"><text:s text:c="2"/><text:span text:style-name="T11">jugador1.verificarsigano();</text:span></text:p>
      <text:p text:style-name="P35"><text:s text:c="2"/><text:span text:style-name="T11">jugador1.aumentarpuntos(501);</text:span></text:p>
      <text:p text:style-name="P35"><text:s text:c="2"/><text:span text:style-name="T11">jugador1.verificarsigano(); <text:s/></text:span></text:p>
      <text:p text:style-name="P35"><text:s text:c="2"/><text:span text:style-name="T11">jugador1.imprimir();</text:span></text:p>
      <text:p text:style-name="P34"/>
      <text:p text:style-name="P36">&lt;/script&gt;</text:p>
      <text:p text:style-name="P2"/>
      <text:p text:style-name="P2"><text:span text:style-name="T4">2.-</text:span>Plantear una clase ListaOrdenada. En el constructor definir un atributo de tipo vector vacío.<text:line-break/><text:soft-page-break/>Luego definir dos métodos, uno que permita agregar elementos a la lista y otro que lo muestre en la página. </text:p>
      <text:p text:style-name="P29">&lt;script&gt;</text:p>
      <text:p text:style-name="P34"/>
      <text:p text:style-name="P35"><text:s text:c="2"/><text:span text:style-name="T11">class ListaOrdenada {</text:span></text:p>
      <text:p text:style-name="P35"><text:s text:c="4"/><text:span text:style-name="T11">constructor() {</text:span></text:p>
      <text:p text:style-name="P35"><text:s text:c="6"/><text:span text:style-name="T11">this.opciones=[];</text:span></text:p>
      <text:p text:style-name="P35"><text:s text:c="4"/><text:span text:style-name="T11">}</text:span></text:p>
      <text:p text:style-name="P34"/>
      <text:p text:style-name="P35"><text:s text:c="4"/><text:span text:style-name="T11">agregar(elemento) {</text:span></text:p>
      <text:p text:style-name="P35"><text:s text:c="6"/><text:span text:style-name="T11">this.opciones.push(elemento);</text:span></text:p>
      <text:p text:style-name="P35"><text:s text:c="4"/><text:span text:style-name="T11">}</text:span></text:p>
      <text:p text:style-name="P34"/>
      <text:p text:style-name="P35"><text:s text:c="4"/><text:span text:style-name="T11">imprimir() {</text:span></text:p>
      <text:p text:style-name="P35"><text:s text:c="6"/><text:span text:style-name="T11">let lista='&lt;ol&gt;';</text:span></text:p>
      <text:p text:style-name="P35"><text:s text:c="6"/><text:span text:style-name="T11">for(let x=0;x&lt;this.opciones.length;x++) </text:span></text:p>
      <text:p text:style-name="P35"><text:s text:c="8"/><text:span text:style-name="T11">lista += `&lt;li&gt;${this.opciones[x]}&lt;/li&gt;`;</text:span></text:p>
      <text:p text:style-name="P35"><text:s text:c="6"/><text:span text:style-name="T11">lista += '&lt;/ol&gt;';</text:span></text:p>
      <text:p text:style-name="P35"><text:s text:c="6"/><text:span text:style-name="T11">document.write(lista);</text:span></text:p>
      <text:p text:style-name="P35"><text:s text:c="4"/><text:span text:style-name="T11">}</text:span></text:p>
      <text:p text:style-name="P35"><text:s text:c="2"/><text:span text:style-name="T11">}</text:span></text:p>
      <text:p text:style-name="P34"/>
      <text:p text:style-name="P35"><text:s text:c="2"/><text:span text:style-name="T11">const lista1 =new ListaOrdenada();</text:span></text:p>
      <text:p text:style-name="P35"><text:s text:c="2"/><text:span text:style-name="T11">lista1.agregar('Opcion a');</text:span></text:p>
      <text:p text:style-name="P35"><text:s text:c="2"/><text:span text:style-name="T11">lista1.agregar('Opcion b');</text:span></text:p>
      <text:p text:style-name="P35"><text:s text:c="2"/><text:span text:style-name="T11">lista1.agregar('Opcion c');</text:span></text:p>
      <text:p text:style-name="P35"><text:s text:c="2"/><text:span text:style-name="T11">lista1.agregar('Opcion d'); <text:s text:c="5"/></text:span></text:p>
      <text:p text:style-name="P35"><text:s text:c="2"/><text:span text:style-name="T11">lista1.imprimir();</text:span></text:p>
      <text:p text:style-name="P34"/>
      <text:p text:style-name="P36">&lt;/script&gt;</text:p>
      <text:p text:style-name="P2"/>
      <text:p text:style-name="P2">(<text:span text:style-name="T6">seccion </text:span><text:span text:style-name="T7">10</text:span><text:span text:style-name="T6"> linea </text:span><text:span text:style-name="T8">97</text:span><text:span text:style-name="T6">)-ES6 – Herencia</text:span></text:p>
      <text:p text:style-name="P14">Confeccionar una clase Persona que tenga como atributos el nombre y la edad. Al constructor llegan los datos personales y en otro método se imprimen.<text:line-break/>Plantear una segunda clase Empleado que herede de la clase Persona. Añadir un <text:soft-page-break/>atributo sueldo y los métodos constructor, imprimir y un método si debe pagar impuestos (sueldo mayor a 5000)</text:p>
      <text:p text:style-name="P18">Posteriormente definir un objeto de la clase Persona y llamar a sus métodos. También crear un objeto de la clase Empleado y llamar a sus métodos.</text:p>
      <text:p text:style-name="P32">&lt;script&gt;</text:p>
      <text:p text:style-name="P26"/>
      <text:p text:style-name="P25"><text:s text:c="2"/><text:span text:style-name="T10">class Persona {</text:span></text:p>
      <text:p text:style-name="P25"><text:s text:c="4"/><text:span text:style-name="T10">constructor(nombre, edad) {</text:span></text:p>
      <text:p text:style-name="P25"><text:s text:c="6"/><text:span text:style-name="T10">this.nombre = nombre;</text:span></text:p>
      <text:p text:style-name="P25"><text:s text:c="6"/><text:span text:style-name="T10">this.edad = edad;</text:span></text:p>
      <text:p text:style-name="P25"><text:s text:c="4"/><text:span text:style-name="T10">}</text:span></text:p>
      <text:p text:style-name="P26"/>
      <text:p text:style-name="P25"><text:s text:c="4"/><text:span text:style-name="T10">imprimir() {</text:span></text:p>
      <text:p text:style-name="P25"><text:s text:c="6"/><text:span text:style-name="T10">document.write(`Nombre: ${this.nombre}&lt;br&gt;`);</text:span></text:p>
      <text:p text:style-name="P25"><text:s text:c="6"/><text:span text:style-name="T10">document.write(`Edad: ${this.edad}&lt;br&gt;`);</text:span></text:p>
      <text:p text:style-name="P25"><text:s text:c="4"/><text:span text:style-name="T10">} <text:s text:c="3"/></text:span></text:p>
      <text:p text:style-name="P25"><text:s text:c="2"/><text:span text:style-name="T10">}</text:span></text:p>
      <text:p text:style-name="P26"/>
      <text:p text:style-name="P25"><text:s text:c="2"/><text:span text:style-name="T10">class Empleado extends Persona {</text:span></text:p>
      <text:p text:style-name="P25"><text:s text:c="4"/><text:span text:style-name="T10">constructor(nombre, edad, sueldo) {</text:span></text:p>
      <text:p text:style-name="P25"><text:s text:c="6"/><text:span text:style-name="T10">super(nombre, edad);</text:span></text:p>
      <text:p text:style-name="P25"><text:s text:c="6"/><text:span text:style-name="T10">this.sueldo = sueldo;</text:span></text:p>
      <text:p text:style-name="P25"><text:s text:c="4"/><text:span text:style-name="T10">}</text:span></text:p>
      <text:p text:style-name="P26"/>
      <text:p text:style-name="P25"><text:s text:c="4"/><text:span text:style-name="T10">imprimir() {</text:span></text:p>
      <text:p text:style-name="P25"><text:s text:c="6"/><text:span text:style-name="T10">super.imprimir();</text:span></text:p>
      <text:p text:style-name="P25"><text:s text:c="6"/><text:span text:style-name="T10">document.write(`Sueldo: ${this.sueldo}&lt;br&gt;`); <text:s text:c="5"/></text:span></text:p>
      <text:p text:style-name="P25"><text:s text:c="4"/><text:span text:style-name="T10">}</text:span></text:p>
      <text:p text:style-name="P26"/>
      <text:p text:style-name="P25"><text:s text:c="4"/><text:span text:style-name="T10">pagaImpuestos() {</text:span></text:p>
      <text:p text:style-name="P25"><text:s text:c="6"/><text:span text:style-name="T10">if (this.sueldo&gt;5000)</text:span></text:p>
      <text:p text:style-name="P25"><text:s text:c="8"/><text:span text:style-name="T10">document.write(`${this.nombre} debe pagar impuestos&lt;br&gt;`);</text:span></text:p>
      <text:p text:style-name="P25"><text:s text:c="6"/><text:span text:style-name="T10">else</text:span></text:p>
      <text:p text:style-name="P25"><text:s text:c="8"/><text:span text:style-name="T10">document.write(`${this.nombre} no debe pagar impuestos&lt;br&gt;`); <text:s text:c="5"/></text:span></text:p>
      <text:p text:style-name="P25"><text:s text:c="4"/><text:span text:style-name="T10">}</text:span></text:p>
      <text:p text:style-name="P25"><text:s text:c="2"/><text:span text:style-name="T10">}</text:span></text:p>
      <text:p text:style-name="P26"/>
      <text:p text:style-name="P26"/>
      <text:p text:style-name="P25"><text:s text:c="2"/><text:span text:style-name="T10">const persona1=new Persona('Juan', 44);</text:span></text:p>
      <text:p text:style-name="P25"><text:s text:c="2"/><text:span text:style-name="T10">persona1.imprimir();</text:span></text:p>
      <text:p text:style-name="P25"><text:s text:c="2"/><text:span text:style-name="T10">document.write('&lt;hr&gt;');</text:span></text:p>
      <text:p text:style-name="P26"/>
      <text:p text:style-name="P25"><text:soft-page-break/><text:s text:c="2"/><text:span text:style-name="T10">const empleado1=new Empleado('Juan', 44, 7000);</text:span></text:p>
      <text:p text:style-name="P25"><text:s text:c="2"/><text:span text:style-name="T10">empleado1.imprimir();</text:span></text:p>
      <text:p text:style-name="P25"><text:s text:c="2"/><text:span text:style-name="T10">empleado1.pagaImpuestos();</text:span></text:p>
      <text:p text:style-name="P26"/>
      <text:p text:style-name="P23">&lt;/script&gt;</text:p>
      <text:p text:style-name="P18"/>
      <text:p text:style-name="P16"/>
      <text:p text:style-name="P1">Declarar una clase llamada Calculadora que reciba en el constructor dos valores.<text:line-break/>Definir las responsabilidades de sumar, restar, multiplicar, dividir e imprimir.</text:p>
      <text:p text:style-name="P3">Declarar luego una clase llamada CalculadoraCientifica que herede de Calculadora y añada las responsabilidades de calcular el cuadrado del primer número y la raíz cuadrada.</text:p>
      <text:p text:style-name="P29">&lt;script&gt;</text:p>
      <text:p text:style-name="P34"/>
      <text:p text:style-name="P35"><text:s text:c="2"/><text:span text:style-name="T11">class Calculadora {</text:span></text:p>
      <text:p text:style-name="P35"><text:s text:c="4"/><text:span text:style-name="T11">constructor(x1, x2) {</text:span></text:p>
      <text:p text:style-name="P35"><text:s text:c="6"/><text:span text:style-name="T11">this.x1 = x1;</text:span></text:p>
      <text:p text:style-name="P35"><text:s text:c="6"/><text:span text:style-name="T11">this.x2 = x2;</text:span></text:p>
      <text:p text:style-name="P35"><text:s text:c="6"/><text:span text:style-name="T11">this.resultado = null;</text:span></text:p>
      <text:p text:style-name="P35"><text:s text:c="4"/><text:span text:style-name="T11">}</text:span></text:p>
      <text:p text:style-name="P34"/>
      <text:p text:style-name="P35"><text:s text:c="4"/><text:span text:style-name="T11">sumar() {</text:span></text:p>
      <text:p text:style-name="P35"><text:s text:c="6"/><text:span text:style-name="T11">this.resultado = this.x1 + this.x2;</text:span></text:p>
      <text:p text:style-name="P35"><text:s text:c="6"/><text:span text:style-name="T11">document.write(`La suma de ${this.x1} y ${this.x2} es `);</text:span></text:p>
      <text:p text:style-name="P35"><text:s text:c="6"/><text:span text:style-name="T11">this.imprimir();</text:span></text:p>
      <text:p text:style-name="P35"><text:s text:c="4"/><text:span text:style-name="T11">}</text:span></text:p>
      <text:p text:style-name="P34"/>
      <text:p text:style-name="P35"><text:s text:c="4"/><text:span text:style-name="T11">restar() {</text:span></text:p>
      <text:p text:style-name="P35"><text:s text:c="6"/><text:span text:style-name="T11">this.resultado = this.x1 - this.x2;</text:span></text:p>
      <text:p text:style-name="P35"><text:s text:c="6"/><text:span text:style-name="T11">document.write(`La resta de ${this.x1} y ${this.x2} es `);</text:span></text:p>
      <text:p text:style-name="P35"><text:s text:c="6"/><text:span text:style-name="T11">this.imprimir(); <text:s text:c="5"/></text:span></text:p>
      <text:p text:style-name="P35"><text:s text:c="4"/><text:span text:style-name="T11">}</text:span></text:p>
      <text:p text:style-name="P34"/>
      <text:p text:style-name="P35"><text:s text:c="4"/><text:span text:style-name="T11">multiplicar() {</text:span></text:p>
      <text:p text:style-name="P35"><text:s text:c="6"/><text:span text:style-name="T11">this.resultado = this.x1 * this.x2;</text:span></text:p>
      <text:p text:style-name="P35"><text:s text:c="6"/><text:span text:style-name="T11">document.write(`La multiplicación de ${this.x1} y ${this.x2} es `);</text:span></text:p>
      <text:p text:style-name="P35"><text:soft-page-break/><text:s text:c="6"/><text:span text:style-name="T11">this.imprimir(); <text:s text:c="5"/></text:span></text:p>
      <text:p text:style-name="P35"><text:s text:c="4"/><text:span text:style-name="T11">}</text:span></text:p>
      <text:p text:style-name="P35"><text:s/></text:p>
      <text:p text:style-name="P35"><text:s text:c="4"/><text:span text:style-name="T11">dividir() {</text:span></text:p>
      <text:p text:style-name="P35"><text:s text:c="6"/><text:span text:style-name="T11">this.resultado = this.x1 / this.x2;</text:span></text:p>
      <text:p text:style-name="P35"><text:s text:c="6"/><text:span text:style-name="T11">document.write(`La división de ${this.x1} y ${this.x2} es `);</text:span></text:p>
      <text:p text:style-name="P35"><text:s text:c="6"/><text:span text:style-name="T11">this.imprimir(); <text:s text:c="5"/></text:span></text:p>
      <text:p text:style-name="P35"><text:s text:c="4"/><text:span text:style-name="T11">}</text:span></text:p>
      <text:p text:style-name="P34"/>
      <text:p text:style-name="P35"><text:s text:c="4"/><text:span text:style-name="T11">imprimir() {</text:span></text:p>
      <text:p text:style-name="P35"><text:s text:c="6"/><text:span text:style-name="T11">document.write(this.resultado+'&lt;br&gt;');</text:span></text:p>
      <text:p text:style-name="P35"><text:s text:c="4"/><text:span text:style-name="T11">}</text:span></text:p>
      <text:p text:style-name="P35"><text:s text:c="2"/><text:span text:style-name="T11">}</text:span></text:p>
      <text:p text:style-name="P34"/>
      <text:p text:style-name="P35"><text:s text:c="2"/><text:span text:style-name="T11">class CalculadoraCientifica extends Calculadora {</text:span></text:p>
      <text:p text:style-name="P35"><text:s text:c="4"/><text:span text:style-name="T11">cuadrado() {</text:span></text:p>
      <text:p text:style-name="P35"><text:s text:c="6"/><text:span text:style-name="T11">this.resultado = this.x1 * this.x1;</text:span></text:p>
      <text:p text:style-name="P35"><text:s text:c="6"/><text:span text:style-name="T11">document.write(`${this.x1} elevado al cuadrado es `);</text:span></text:p>
      <text:p text:style-name="P35"><text:s text:c="6"/><text:span text:style-name="T11">this.imprimir();</text:span></text:p>
      <text:p text:style-name="P35"><text:s text:c="4"/><text:span text:style-name="T11">}</text:span></text:p>
      <text:p text:style-name="P34"/>
      <text:p text:style-name="P35"><text:s text:c="4"/><text:span text:style-name="T11">raizCuadrada() {</text:span></text:p>
      <text:p text:style-name="P35"><text:s text:c="6"/><text:span text:style-name="T11">this.resultado = Math.sqrt(this.x1);</text:span></text:p>
      <text:p text:style-name="P35"><text:s text:c="6"/><text:span text:style-name="T11">document.write(`La raiz cuadrada de ${this.x1} <text:s/>es `);</text:span></text:p>
      <text:p text:style-name="P35"><text:s text:c="6"/><text:span text:style-name="T11">this.imprimir();</text:span></text:p>
      <text:p text:style-name="P35"><text:s text:c="4"/><text:span text:style-name="T11">}</text:span></text:p>
      <text:p text:style-name="P35"><text:s text:c="2"/><text:span text:style-name="T11">}</text:span></text:p>
      <text:p text:style-name="P34"/>
      <text:p text:style-name="P35"><text:s text:c="2"/><text:span text:style-name="T11">const calculadora1=new Calculadora(100, 20);</text:span></text:p>
      <text:p text:style-name="P35"><text:s text:c="2"/><text:span text:style-name="T11">calculadora1.sumar();</text:span></text:p>
      <text:p text:style-name="P35"><text:s text:c="2"/><text:span text:style-name="T11">calculadora1.restar();</text:span></text:p>
      <text:p text:style-name="P35"><text:s text:c="2"/><text:span text:style-name="T11">calculadora1.multiplicar();</text:span></text:p>
      <text:p text:style-name="P35"><text:s text:c="2"/><text:span text:style-name="T11">calculadora1.dividir(); <text:s/></text:span></text:p>
      <text:p text:style-name="P34"/>
      <text:p text:style-name="P35"><text:s text:c="2"/><text:span text:style-name="T11">const calculadoraCientifica1=new CalculadoraCientifica(6, 2);</text:span></text:p>
      <text:p text:style-name="P35"><text:s text:c="2"/><text:span text:style-name="T11">calculadoraCientifica1.sumar();</text:span></text:p>
      <text:p text:style-name="P35"><text:s text:c="2"/><text:span text:style-name="T11">calculadoraCientifica1.restar();</text:span></text:p>
      <text:p text:style-name="P35"><text:s text:c="2"/><text:span text:style-name="T11">calculadoraCientifica1.cuadrado();</text:span></text:p>
      <text:p text:style-name="P35"><text:s text:c="2"/><text:span text:style-name="T11">calculadoraCientifica1.raizCuadrada();</text:span></text:p>
      <text:p text:style-name="P34"/>
      <text:p text:style-name="P36">&lt;/script&gt;</text:p>
      <text:p text:style-name="Text_20_body"><text:line-break/></text:p>
      <text:p text:style-name="P12"><text:soft-page-break/>(seccion <text:span text:style-name="T1">10</text:span> linea <text:span text:style-name="T2">98</text:span>)-ES6 - Definición de getters y setters</text:p>
      <text:p text:style-name="P15">Declarar una clase llamada Dado y definir un atributo llamado '_valor' que almacene el valor actual del dado. Luego definir los métodos set y get para poder fijar un nuevo valor al dado y conocer el valor actual.</text:p>
      <text:p text:style-name="P30">&lt;script&gt;</text:p>
      <text:p text:style-name="P25"><text:s text:c="2"/><text:span text:style-name="T10">class Dado {</text:span></text:p>
      <text:p text:style-name="P25"><text:s text:c="4"/><text:span text:style-name="T10">constructor() {</text:span></text:p>
      <text:p text:style-name="P25"><text:s text:c="6"/><text:span text:style-name="T10">this._valor=1;</text:span></text:p>
      <text:p text:style-name="P25"><text:s text:c="4"/><text:span text:style-name="T10">}</text:span></text:p>
      <text:p text:style-name="P25"><text:s text:c="4"/></text:p>
      <text:p text:style-name="P25"><text:s text:c="4"/><text:span text:style-name="T10">get valor() {</text:span></text:p>
      <text:p text:style-name="P25"><text:s text:c="6"/><text:span text:style-name="T10">return this._valor;</text:span></text:p>
      <text:p text:style-name="P25"><text:s text:c="4"/><text:span text:style-name="T10">}</text:span></text:p>
      <text:p text:style-name="P25"><text:s text:c="4"/></text:p>
      <text:p text:style-name="P25"><text:s text:c="4"/><text:span text:style-name="T10">set valor(v) {</text:span></text:p>
      <text:p text:style-name="P25"><text:s text:c="6"/><text:span text:style-name="T10">this._valor=v;</text:span></text:p>
      <text:p text:style-name="P25"><text:s text:c="4"/><text:span text:style-name="T10">}</text:span></text:p>
      <text:p text:style-name="P25"><text:s text:c="4"/></text:p>
      <text:p text:style-name="P25"><text:s text:c="4"/><text:span text:style-name="T10">imprimir() {</text:span></text:p>
      <text:p text:style-name="P25"><text:s text:c="6"/><text:span text:style-name="T10">document.write(this.valor+'&lt;br&gt;');</text:span></text:p>
      <text:p text:style-name="P25"><text:s text:c="4"/><text:span text:style-name="T10">}</text:span></text:p>
      <text:p text:style-name="P25"><text:s text:c="2"/><text:span text:style-name="T10">}</text:span></text:p>
      <text:p text:style-name="P25"><text:s text:c="2"/></text:p>
      <text:p text:style-name="P25"><text:s text:c="2"/><text:span text:style-name="T10">const dado1=new Dado();</text:span></text:p>
      <text:p text:style-name="P25"><text:s text:c="2"/><text:span text:style-name="T10">dado1.imprimir();</text:span></text:p>
      <text:p text:style-name="P25"><text:s text:c="2"/><text:span text:style-name="T10">dado1.valor=6;</text:span></text:p>
      <text:p text:style-name="P25"><text:s text:c="2"/><text:span text:style-name="T10">dado1.imprimir();</text:span></text:p>
      <text:p text:style-name="P25"><text:s text:c="2"/></text:p>
      <text:p text:style-name="P23">&lt;/script&gt;</text:p>
      <text:p text:style-name="P15"/>
      <text:p text:style-name="P1">Declarar una clase llamada Persona.<text:line-break/>Definir los atributos donde almacenar su nombre y edad. Crear dos propiedades para que se puedan acceder a los atributos definidos.</text:p>
      <text:p text:style-name="P3"><text:soft-page-break/>Validar que no se puedan ingresar valores negativos para la edad.</text:p>
      <text:p text:style-name="P4"/>
      <text:p text:style-name="P36">&lt;script&gt;</text:p>
      <text:p text:style-name="P35"><text:s text:c="2"/><text:span text:style-name="T11">class Persona {</text:span></text:p>
      <text:p text:style-name="P35"><text:s text:c="4"/><text:span text:style-name="T11">constructor(nom,ed) {</text:span></text:p>
      <text:p text:style-name="P35"><text:s text:c="6"/><text:span text:style-name="T11">this._nombre=null;</text:span></text:p>
      <text:p text:style-name="P35"><text:s text:c="6"/><text:span text:style-name="T11">this._edad=0;</text:span></text:p>
      <text:p text:style-name="P35"><text:s text:c="4"/><text:span text:style-name="T11">}</text:span></text:p>
      <text:p text:style-name="P35"><text:s text:c="4"/></text:p>
      <text:p text:style-name="P35"><text:s text:c="4"/><text:span text:style-name="T11">get nombre() {</text:span></text:p>
      <text:p text:style-name="P35"><text:s text:c="6"/><text:span text:style-name="T11">return this._nombre;</text:span></text:p>
      <text:p text:style-name="P35"><text:s text:c="4"/><text:span text:style-name="T11">}</text:span></text:p>
      <text:p text:style-name="P35"><text:s text:c="4"/></text:p>
      <text:p text:style-name="P35"><text:s text:c="4"/><text:span text:style-name="T11">set nombre(n) {</text:span></text:p>
      <text:p text:style-name="P35"><text:s text:c="6"/><text:span text:style-name="T11">this._nombre=n;</text:span></text:p>
      <text:p text:style-name="P35"><text:s text:c="4"/><text:span text:style-name="T11">}</text:span></text:p>
      <text:p text:style-name="P34"/>
      <text:p text:style-name="P35"><text:s text:c="4"/><text:span text:style-name="T11">get edad() {</text:span></text:p>
      <text:p text:style-name="P35"><text:s text:c="6"/><text:span text:style-name="T11">return this._edad;</text:span></text:p>
      <text:p text:style-name="P35"><text:s text:c="4"/><text:span text:style-name="T11">}</text:span></text:p>
      <text:p text:style-name="P35"><text:s text:c="4"/></text:p>
      <text:p text:style-name="P35"><text:s text:c="4"/><text:span text:style-name="T11">set edad(e) {</text:span></text:p>
      <text:p text:style-name="P35"><text:s text:c="6"/><text:span text:style-name="T11">if (e&gt;=0)</text:span></text:p>
      <text:p text:style-name="P35"><text:s text:c="8"/><text:span text:style-name="T11">this._edad=e;</text:span></text:p>
      <text:p text:style-name="P35"><text:s text:c="6"/><text:span text:style-name="T11">else</text:span></text:p>
      <text:p text:style-name="P35"><text:s text:c="6"/><text:span text:style-name="T11">throw "La edad no puede ser negativa";</text:span></text:p>
      <text:p text:style-name="P35"><text:s text:c="4"/><text:span text:style-name="T11">}</text:span></text:p>
      <text:p text:style-name="P35"><text:s text:c="4"/></text:p>
      <text:p text:style-name="P35"><text:s text:c="4"/><text:span text:style-name="T11">imprimir() {</text:span></text:p>
      <text:p text:style-name="P35"><text:s text:c="6"/><text:span text:style-name="T11">document.write(`Nombre:${this.nombre} y Edad:${this.edad}`);</text:span></text:p>
      <text:p text:style-name="P35"><text:s text:c="4"/><text:span text:style-name="T11">}</text:span></text:p>
      <text:p text:style-name="P35"><text:s text:c="2"/><text:span text:style-name="T11">}</text:span></text:p>
      <text:p text:style-name="P35"><text:s text:c="2"/></text:p>
      <text:p text:style-name="P35"><text:s text:c="2"/><text:span text:style-name="T11">const persona1=new Persona();</text:span></text:p>
      <text:p text:style-name="P35"><text:s text:c="2"/><text:span text:style-name="T11">persona1.nombre='Pablo Rodriguez';</text:span></text:p>
      <text:p text:style-name="P35"><text:s text:c="2"/><text:span text:style-name="T11">persona1.edad=-43;</text:span></text:p>
      <text:p text:style-name="P35"><text:s text:c="2"/><text:span text:style-name="T11">persona1.imprimir();</text:span></text:p>
      <text:p text:style-name="P35"><text:s text:c="2"/></text:p>
      <text:p text:style-name="P36">&lt;/script&gt;</text:p>
      <text:p text:style-name="P3"/>
      <text:p text:style-name="P2"/>
      <text:p text:style-name="P12">(seccion <text:span text:style-name="T1">10</text:span> linea <text:span text:style-name="T2">99</text:span>)-ES6 - Definición de métodos estáticos</text:p>
      <text:p text:style-name="P2"><text:soft-page-break/>Plantear una clase llamada 'Matematica' que defina una serie de métodos estáticos que nos retorne el primero el mayor de dos enteros y el segundo el menor. Además agregar un tercer método estático que retorne un valor aleatorio entre dos valores enteros que le enviamos como parámetros.</text:p>
      <text:p text:style-name="P28">&lt;script&gt;</text:p>
      <text:p text:style-name="P26"/>
      <text:p text:style-name="P25"><text:s text:c="2"/><text:span text:style-name="T10">class Matematica {</text:span></text:p>
      <text:p text:style-name="P25"><text:s text:c="4"/><text:span text:style-name="T10">static mayor(v1,v2) {</text:span></text:p>
      <text:p text:style-name="P25"><text:s text:c="6"/><text:span text:style-name="T10">if (v1&gt;v2)</text:span></text:p>
      <text:p text:style-name="P25"><text:s text:c="8"/><text:span text:style-name="T10">return v1;</text:span></text:p>
      <text:p text:style-name="P25"><text:s text:c="6"/><text:span text:style-name="T10">else</text:span></text:p>
      <text:p text:style-name="P25"><text:s text:c="8"/><text:span text:style-name="T10">return v2;</text:span></text:p>
      <text:p text:style-name="P25"><text:s text:c="4"/><text:span text:style-name="T10">}</text:span></text:p>
      <text:p text:style-name="P26"/>
      <text:p text:style-name="P25"><text:s text:c="4"/><text:span text:style-name="T10">static menor(v1,v2) {</text:span></text:p>
      <text:p text:style-name="P25"><text:s text:c="6"/><text:span text:style-name="T10">if (v1&lt;v2)</text:span></text:p>
      <text:p text:style-name="P25"><text:s text:c="8"/><text:span text:style-name="T10">return v1;</text:span></text:p>
      <text:p text:style-name="P25"><text:s text:c="6"/><text:span text:style-name="T10">else</text:span></text:p>
      <text:p text:style-name="P25"><text:s text:c="8"/><text:span text:style-name="T10">return v2;</text:span></text:p>
      <text:p text:style-name="P25"><text:s text:c="4"/><text:span text:style-name="T10">}</text:span></text:p>
      <text:p text:style-name="P26"/>
      <text:p text:style-name="P25"><text:s text:c="4"/><text:span text:style-name="T10">static aleatorio(inicio, fin) {</text:span></text:p>
      <text:p text:style-name="P25"><text:s text:c="6"/><text:span text:style-name="T10">return Math.trunc((Math.random()*(fin+1-inicio))+inicio);</text:span></text:p>
      <text:p text:style-name="P25"><text:s text:c="4"/><text:span text:style-name="T10">}</text:span></text:p>
      <text:p text:style-name="P25"><text:s text:c="2"/><text:span text:style-name="T10">}</text:span></text:p>
      <text:p text:style-name="P25"><text:s text:c="2"/></text:p>
      <text:p text:style-name="P25"><text:s text:c="2"/><text:span text:style-name="T10">let x1=Matematica.aleatorio(1,10);</text:span></text:p>
      <text:p text:style-name="P25"><text:s text:c="2"/><text:span text:style-name="T10">let x2=Matematica.aleatorio(1,10);</text:span></text:p>
      <text:p text:style-name="P25"><text:s text:c="2"/><text:span text:style-name="T10">document.write(`El mayor entre ${x1} y ${x2} es ${Matematica.mayor(x1,x2)} &lt;br&gt;`);</text:span></text:p>
      <text:p text:style-name="P25"><text:s text:c="2"/><text:span text:style-name="T10">document.write(`El menor entre ${x1} y ${x2} es ${Matematica.menor(x1,x2)}`);</text:span></text:p>
      <text:p text:style-name="P26"/>
      <text:p text:style-name="P23">&lt;/script&gt;</text:p>
      <text:p text:style-name="P2"/>
      <text:p text:style-name="P7">Declarar una clase llamada 'Fecha' con dos métodos estáticos:</text:p>
      <text:p text:style-name="P7">static retornarMes(mes)-Retorna el nombre de mes a partir de un valor de 1 a12.</text:p>
      <text:p text:style-name="P4"><text:soft-page-break/><text:s text:c="2"/>static fechaCompleta()-Retorna el día, mes y año actual separado por guiones.</text:p>
      <text:p text:style-name="P21">&lt;script&gt;</text:p>
      <text:p text:style-name="P34"/>
      <text:p text:style-name="P35"><text:s text:c="2"/><text:span text:style-name="T11">class Fecha {</text:span></text:p>
      <text:p text:style-name="P35"><text:s text:c="4"/><text:span text:style-name="T11">static retornarMes(mes) {</text:span></text:p>
      <text:p text:style-name="P35"><text:s text:c="6"/><text:span text:style-name="T11">switch (mes) {</text:span></text:p>
      <text:p text:style-name="P35"><text:s text:c="8"/><text:span text:style-name="T11">case 1: return 'Enero';</text:span></text:p>
      <text:p text:style-name="P35"><text:s text:c="8"/><text:span text:style-name="T11">case 2: return 'Febrero';</text:span></text:p>
      <text:p text:style-name="P35"><text:s text:c="8"/><text:span text:style-name="T11">case 3: return 'Marzo';</text:span></text:p>
      <text:p text:style-name="P35"><text:s text:c="8"/><text:span text:style-name="T11">case 4: return 'Abril';</text:span></text:p>
      <text:p text:style-name="P35"><text:s text:c="8"/><text:span text:style-name="T11">case 5: return 'Mayo';</text:span></text:p>
      <text:p text:style-name="P35"><text:s text:c="8"/><text:span text:style-name="T11">case 6: return 'Junio';</text:span></text:p>
      <text:p text:style-name="P35"><text:s text:c="8"/><text:span text:style-name="T11">case 7: return 'Julio';</text:span></text:p>
      <text:p text:style-name="P35"><text:s text:c="8"/><text:span text:style-name="T11">case 8: return 'Agosto';</text:span></text:p>
      <text:p text:style-name="P35"><text:s text:c="8"/><text:span text:style-name="T11">case 9: return 'Septiembre';</text:span></text:p>
      <text:p text:style-name="P35"><text:s text:c="8"/><text:span text:style-name="T11">case 10: return 'Octubre';</text:span></text:p>
      <text:p text:style-name="P35"><text:s text:c="8"/><text:span text:style-name="T11">case 11: return 'Noviembre';</text:span></text:p>
      <text:p text:style-name="P35"><text:s text:c="8"/><text:span text:style-name="T11">case 12: return 'Diciembre'; <text:s text:c="7"/></text:span></text:p>
      <text:p text:style-name="P35"><text:s text:c="6"/><text:span text:style-name="T11">}</text:span></text:p>
      <text:p text:style-name="P35"><text:s text:c="4"/><text:span text:style-name="T11">}</text:span></text:p>
      <text:p text:style-name="P34"/>
      <text:p text:style-name="P35"><text:s text:c="4"/><text:span text:style-name="T11">static fechaCompleta() {</text:span></text:p>
      <text:p text:style-name="P35"><text:s text:c="6"/><text:span text:style-name="T11">const fecha=new Date();</text:span></text:p>
      <text:p text:style-name="P35"><text:s text:c="6"/><text:span text:style-name="T11">return `${fecha.getDate()}-${fecha.getMonth()+1}-${fecha.getFullYear()}`;</text:span></text:p>
      <text:p text:style-name="P35"><text:s text:c="4"/><text:span text:style-name="T11">}</text:span></text:p>
      <text:p text:style-name="P35"><text:s text:c="2"/><text:span text:style-name="T11">}</text:span></text:p>
      <text:p text:style-name="P34"/>
      <text:p text:style-name="P35"><text:s text:c="2"/><text:span text:style-name="T11">document.write(`La fecha actual es ${Fecha.fechaCompleta()}&lt;br&gt;`);</text:span></text:p>
      <text:p text:style-name="P35"><text:s text:c="2"/><text:span text:style-name="T11">document.write(Fecha.retornarMes(12));</text:span></text:p>
      <text:p text:style-name="P34"/>
      <text:p text:style-name="P36">&lt;/script&gt;</text:p>
      <text:p text:style-name="P4"/>
      <text:p text:style-name="P3"/>
      <text:p text:style-name="P12">(seccion <text:span text:style-name="T1">10</text:span> linea <text:span text:style-name="T5">100</text:span>)-ES6 - Estructura repetitiva 'for of'</text:p>
      <text:p text:style-name="P11">Se tiene el siguiente arreglo con los datos de distintos artículos:</text:p>
      <text:p text:style-name="P33"><text:s text:c="2"/><text:span text:style-name="T12">const articulos = [</text:span></text:p>
      <text:p text:style-name="P37"><text:s text:c="4"/><text:span text:style-name="T12">{</text:span></text:p>
      <text:p text:style-name="P37"><text:s text:c="6"/><text:span text:style-name="T12">nombre:'sandía',</text:span></text:p>
      <text:p text:style-name="P37"><text:soft-page-break/><text:s text:c="6"/><text:span text:style-name="T12">precio:12</text:span></text:p>
      <text:p text:style-name="P37"><text:s text:c="4"/><text:span text:style-name="T12">},</text:span></text:p>
      <text:p text:style-name="P37"><text:s text:c="4"/><text:span text:style-name="T12">{</text:span></text:p>
      <text:p text:style-name="P37"><text:s text:c="6"/><text:span text:style-name="T12">nombre:'manzanas',</text:span></text:p>
      <text:p text:style-name="P37"><text:s text:c="6"/><text:span text:style-name="T12">precio:52</text:span></text:p>
      <text:p text:style-name="P37"><text:s text:c="4"/><text:span text:style-name="T12">},</text:span></text:p>
      <text:p text:style-name="P37"><text:s text:c="4"/><text:span text:style-name="T12">{</text:span></text:p>
      <text:p text:style-name="P37"><text:s text:c="6"/><text:span text:style-name="T12">nombre:'peras',</text:span></text:p>
      <text:p text:style-name="P37"><text:s text:c="6"/><text:span text:style-name="T12">precio:40</text:span></text:p>
      <text:p text:style-name="P37"><text:s text:c="4"/><text:span text:style-name="T12">},</text:span></text:p>
      <text:p text:style-name="P37"><text:s text:c="4"/><text:span text:style-name="T12">{</text:span></text:p>
      <text:p text:style-name="P37"><text:s text:c="6"/><text:span text:style-name="T12">nombre:'naranjas',</text:span></text:p>
      <text:p text:style-name="P37"><text:s text:c="6"/><text:span text:style-name="T12">precio:35</text:span></text:p>
      <text:p text:style-name="P37"><text:s text:c="4"/><text:span text:style-name="T12">} <text:s text:c="3"/></text:span></text:p>
      <text:p text:style-name="P37"><text:s text:c="2"/><text:span text:style-name="T12">]</text:span></text:p>
      <text:p text:style-name="P19">Imprimir primero todo el arreglo y luego mediante otro for of recorrer el arreglo e imprimir todos los artículos con un precio superior a 30.</text:p>
      <text:p text:style-name="P31"/>
      <text:p text:style-name="P36">&lt;script&gt;</text:p>
      <text:p text:style-name="P34"/>
      <text:p text:style-name="P35"><text:s text:c="2"/><text:span text:style-name="T11">const articulos = [</text:span></text:p>
      <text:p text:style-name="P35"><text:s text:c="4"/><text:span text:style-name="T11">{</text:span></text:p>
      <text:p text:style-name="P35"><text:s text:c="6"/><text:span text:style-name="T11">nombre:'sandía',</text:span></text:p>
      <text:p text:style-name="P35"><text:s text:c="6"/><text:span text:style-name="T11">precio:12</text:span></text:p>
      <text:p text:style-name="P35"><text:s text:c="4"/><text:span text:style-name="T11">},</text:span></text:p>
      <text:p text:style-name="P35"><text:s text:c="4"/><text:span text:style-name="T11">{</text:span></text:p>
      <text:p text:style-name="P35"><text:s text:c="6"/><text:span text:style-name="T11">nombre:'manzanas',</text:span></text:p>
      <text:p text:style-name="P35"><text:s text:c="6"/><text:span text:style-name="T11">precio:52</text:span></text:p>
      <text:p text:style-name="P35"><text:s text:c="4"/><text:span text:style-name="T11">},</text:span></text:p>
      <text:p text:style-name="P35"><text:s text:c="4"/><text:span text:style-name="T11">{</text:span></text:p>
      <text:p text:style-name="P35"><text:s text:c="6"/><text:span text:style-name="T11">nombre:'peras',</text:span></text:p>
      <text:p text:style-name="P35"><text:s text:c="6"/><text:span text:style-name="T11">precio:40</text:span></text:p>
      <text:p text:style-name="P35"><text:s text:c="4"/><text:span text:style-name="T11">},</text:span></text:p>
      <text:p text:style-name="P35"><text:s text:c="4"/><text:span text:style-name="T11">{</text:span></text:p>
      <text:p text:style-name="P35"><text:s text:c="6"/><text:span text:style-name="T11">nombre:'naranjas',</text:span></text:p>
      <text:p text:style-name="P35"><text:s text:c="6"/><text:span text:style-name="T11">precio:35</text:span></text:p>
      <text:p text:style-name="P35"><text:s text:c="4"/><text:span text:style-name="T11">} <text:s text:c="3"/></text:span></text:p>
      <text:p text:style-name="P35"><text:s text:c="2"/><text:span text:style-name="T11">]</text:span></text:p>
      <text:p text:style-name="P35"><text:s text:c="2"/></text:p>
      <text:p text:style-name="P35"><text:s text:c="2"/><text:span text:style-name="T11">document.write('&lt;h1&gt;Listado completo de artículos.&lt;/h1&gt;');</text:span></text:p>
      <text:p text:style-name="P35"><text:s text:c="2"/><text:span text:style-name="T11">for(let articulo of articulos)</text:span></text:p>
      <text:p text:style-name="P35"><text:s text:c="4"/><text:span text:style-name="T11">document.write(`${articulo.nombre} - ${articulo.precio}&lt;br&gt;`);</text:span></text:p>
      <text:p text:style-name="P35"><text:soft-page-break/><text:s text:c="2"/></text:p>
      <text:p text:style-name="P35"><text:s text:c="2"/><text:span text:style-name="T11">document.write('&lt;h1&gt;Listado de artículos con un precio superior a 30.&lt;/h1&gt;'); <text:s/></text:span></text:p>
      <text:p text:style-name="P35"><text:s text:c="2"/><text:span text:style-name="T11">for(let articulo of articulos)</text:span></text:p>
      <text:p text:style-name="P35"><text:s text:c="4"/><text:span text:style-name="T11">if (articulo.precio&gt;30)</text:span></text:p>
      <text:p text:style-name="P35"><text:s text:c="6"/><text:span text:style-name="T11">document.write(`${articulo.nombre} - ${articulo.precio}&lt;br&gt;`);</text:span></text:p>
      <text:p text:style-name="P34"/>
      <text:p text:style-name="P36">&lt;/script&gt;</text:p>
      <text:p text:style-name="P12"/>
      <text:p text:style-name="P4">Imprimir primero todo el arreglo y luego mediante otro for of recorrer el arreglo e imprimir todos los artículos con un precio superior a 30.</text:p>
      <text:p text:style-name="P4">&lt;script&gt;</text:p>
      <text:p text:style-name="P4"/>
      <text:p text:style-name="P4"><text:s text:c="2"/>const articulos = [</text:p>
      <text:p text:style-name="P4"><text:s text:c="4"/>{</text:p>
      <text:p text:style-name="P4"><text:s text:c="6"/>nombre:'sandía',</text:p>
      <text:p text:style-name="P4"><text:s text:c="6"/>precio:12</text:p>
      <text:p text:style-name="P4"><text:s text:c="4"/>},</text:p>
      <text:p text:style-name="P4"><text:s text:c="4"/>{</text:p>
      <text:p text:style-name="P4"><text:s text:c="6"/>nombre:'manzanas',</text:p>
      <text:p text:style-name="P4"><text:s text:c="6"/>precio:52</text:p>
      <text:p text:style-name="P4"><text:s text:c="4"/>},</text:p>
      <text:p text:style-name="P4"><text:s text:c="4"/>{</text:p>
      <text:p text:style-name="P4"><text:s text:c="6"/>nombre:'peras',</text:p>
      <text:p text:style-name="P4"><text:s text:c="6"/>precio:40</text:p>
      <text:p text:style-name="P4"><text:s text:c="4"/>},</text:p>
      <text:p text:style-name="P4"><text:s text:c="4"/>{</text:p>
      <text:p text:style-name="P4"><text:s text:c="6"/>nombre:'naranjas',</text:p>
      <text:p text:style-name="P4"><text:s text:c="6"/>precio:35</text:p>
      <text:p text:style-name="P4"><text:s text:c="4"/>} <text:s text:c="3"/></text:p>
      <text:p text:style-name="P4"><text:s text:c="2"/>]</text:p>
      <text:p text:style-name="P4"><text:s text:c="2"/></text:p>
      <text:p text:style-name="P4"><text:s text:c="2"/>document.write('&lt;h1&gt;Listado completo de artículos.&lt;/h1&gt;');</text:p>
      <text:p text:style-name="P4"><text:s text:c="2"/>for(let articulo of articulos)</text:p>
      <text:p text:style-name="P4"><text:s text:c="4"/>document.write(`${articulo.nombre} - ${articulo.precio}&lt;br&gt;`);</text:p>
      <text:p text:style-name="P4"><text:s text:c="2"/></text:p>
      <text:p text:style-name="P4"><text:s text:c="2"/>document.write('&lt;h1&gt;Listado de artículos con un precio superior a 30.&lt;/h1&gt;'); <text:s/></text:p>
      <text:p text:style-name="P4"><text:s text:c="2"/>for(let articulo of articulos)</text:p>
      <text:p text:style-name="P4"><text:s text:c="4"/>if (articulo.precio&gt;30)</text:p>
      <text:p text:style-name="P4"><text:s text:c="6"/>document.write(`${articulo.nombre} - ${articulo.precio}&lt;br&gt;`);</text:p>
      <text:p text:style-name="P4"/>
      <text:p text:style-name="P4">&lt;/script&gt;</text:p>
      <text:p text:style-name="P3"/>
      <text:p text:style-name="P2"/>
      <text:p text:style-name="P12"><text:soft-page-break/>(seccion <text:span text:style-name="T1">11</text:span> linea <text:span text:style-name="T5">100</text:span>)-ES6 - Módulos</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ce style:name="Times new Roman" svg:font-family="'Times new Roman'"/>
    <style:font-face style:name="arial" svg:font-family="arial"/>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9T22:29:28.560021904</meta:creation-date>
    <meta:generator>LibreOffice/5.1.6.2$Linux_X86_64 LibreOffice_project/10m0$Build-2</meta:generator>
    <dc:date>2018-06-15T20:45:58.851012680</dc:date>
    <meta:editing-duration>PT3H27M10S</meta:editing-duration>
    <meta:editing-cycles>10</meta:editing-cycles>
    <meta:document-statistic meta:table-count="0" meta:image-count="0" meta:object-count="0" meta:page-count="21" meta:paragraph-count="589" meta:word-count="1964" meta:character-count="17884" meta:non-whitespace-character-count="14400"/>
  </office:meta>
</office:document-meta>
</file>